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7in" fo:margin-left="-0.5in" style:page-number="auto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7in"/>
    </style:style>
    <style:style style:name="Table1.C" style:family="table-column">
      <style:table-column-properties style:column-width="0.8in"/>
    </style:style>
    <style:style style:name="Table1.D" style:family="table-column">
      <style:table-column-properties style:column-width="3.125in"/>
    </style:style>
    <style:style style:name="Table1.1" style:family="table-row">
      <style:table-row-properties style:min-row-height="1.1215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604in" fo:keep-together="auto"/>
    </style:style>
    <style:style style:name="Table1.3" style:family="table-row">
      <style:table-row-properties style:min-row-height="0.1583in" fo:keep-together="auto"/>
    </style:style>
    <style:style style:name="Table1.4" style:family="table-row">
      <style:table-row-properties style:min-row-height="0.1688in" fo:keep-together="auto"/>
    </style:style>
    <style:style style:name="Table1.5" style:family="table-row">
      <style:table-row-properties style:min-row-height="0.3875in" fo:keep-together="auto"/>
    </style:style>
    <style:style style:name="Table1.6" style:family="table-row">
      <style:table-row-properties style:min-row-height="0.1563in" fo:keep-together="auto"/>
    </style:style>
    <style:style style:name="Table1.7" style:family="table-row">
      <style:table-row-properties style:min-row-height="0.6444in" fo:keep-together="auto"/>
    </style:style>
    <style:style style:name="Table1.8" style:family="table-row">
      <style:table-row-properties style:min-row-height="0.1708in" fo:keep-together="auto"/>
    </style:style>
    <style:style style:name="Table1.11" style:family="table-row">
      <style:table-row-properties style:min-row-height="0.6549in" fo:keep-together="auto"/>
    </style:style>
    <style:style style:name="Table1.13" style:family="table-row">
      <style:table-row-properties style:min-row-height="0.6764in" fo:keep-together="auto"/>
    </style:style>
    <style:style style:name="Table1.16" style:family="table-row">
      <style:table-row-properties style:min-row-height="0.8347in" fo:keep-together="auto"/>
    </style:style>
    <style:style style:name="Table1.19" style:family="table-row">
      <style:table-row-properties style:min-row-height="0.1889in" fo:keep-together="auto"/>
    </style:style>
    <style:style style:name="Table1.20" style:family="table-row">
      <style:table-row-properties style:min-row-height="0.9118in" fo:keep-together="auto"/>
    </style:style>
    <style:style style:name="Table1.22" style:family="table-row">
      <style:table-row-properties style:min-row-height="1.1986in" fo:keep-together="auto"/>
    </style:style>
    <style:style style:name="Table1.24" style:family="table-row">
      <style:table-row-properties style:min-row-height="0.6653in" fo:keep-together="auto"/>
    </style:style>
    <style:style style:name="Table1.25" style:family="table-row">
      <style:table-row-properties style:min-row-height="0.1896in" fo:keep-together="auto"/>
    </style:style>
    <style:style style:name="Table1.28" style:family="table-row">
      <style:table-row-properties style:min-row-height="0.8451in" fo:keep-together="auto"/>
    </style:style>
    <style:style style:name="Table1.30" style:family="table-row">
      <style:table-row-properties style:min-row-height="0.4861in" fo:keep-together="auto"/>
    </style:style>
    <style:style style:name="Table1.32" style:family="table-row">
      <style:table-row-properties style:min-row-height="0.3167in" fo:keep-together="auto"/>
    </style:style>
    <style:style style:name="Table1.33" style:family="table-row">
      <style:table-row-properties style:min-row-height="0.1701in" fo:keep-together="auto"/>
    </style:style>
    <style:style style:name="Table1.34" style:family="table-row">
      <style:table-row-properties style:min-row-height="0.056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6" style:family="paragraph" style:parent-style-name="Standard">
      <style:paragraph-properties fo:orphans="0" fo:widows="0" style:snap-to-layout-grid="false"/>
      <style:text-properties fo:font-size="10pt" officeooo:paragraph-rsid="00266119" style:font-size-asian="10pt" style:font-size-complex="10pt"/>
    </style:style>
    <style:style style:name="P7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10" style:family="paragraph" style:parent-style-name="Standard">
      <style:paragraph-properties style:snap-to-layout-grid="false"/>
      <style:text-properties fo:font-size="10pt" fo:font-weight="bold" officeooo:paragraph-rsid="001ec96b" style:font-size-asian="10pt" style:font-weight-asian="bold" style:font-size-complex="10pt"/>
    </style:style>
    <style:style style:name="P11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12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 style:font-weight-complex="bold"/>
    </style:style>
    <style:style style:name="P13" style:family="paragraph" style:parent-style-name="Standard">
      <style:paragraph-properties style:snap-to-layout-grid="false"/>
      <style:text-properties fo:font-size="10pt" fo:font-weight="bold" officeooo:rsid="0021753c" officeooo:paragraph-rsid="0021753c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snap-to-layout-grid="false"/>
      <style:text-properties fo:font-size="10pt" fo:font-weight="bold" officeooo:rsid="001ec96b" officeooo:paragraph-rsid="001ec96b" style:font-size-asian="10pt" style:font-weight-asian="bold" style:font-size-complex="10pt"/>
    </style:style>
    <style:style style:name="P15" style:family="paragraph" style:parent-style-name="Standard">
      <style:paragraph-properties style:snap-to-layout-grid="false"/>
      <style:text-properties fo:font-size="10pt" fo:font-weight="bold" officeooo:rsid="0021753c" officeooo:paragraph-rsid="0021753c" style:font-size-asian="10pt" style:font-weight-asian="bold" style:font-size-complex="10pt"/>
    </style:style>
    <style:style style:name="P16" style:family="paragraph" style:parent-style-name="Standard">
      <style:paragraph-properties style:snap-to-layout-grid="false"/>
      <style:text-properties fo:font-size="10pt" fo:font-weight="normal" officeooo:rsid="0021753c" officeooo:paragraph-rsid="0021753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</style:style>
    <style:style style:name="P19" style:family="paragraph" style:parent-style-name="Standard">
      <style:paragraph-properties style:snap-to-layout-grid="false"/>
      <style:text-properties officeooo:paragraph-rsid="0020aad0"/>
    </style:style>
    <style:style style:name="P20" style:family="paragraph" style:parent-style-name="Standard">
      <style:paragraph-properties fo:orphans="0" fo:widows="0"/>
    </style:style>
    <style:style style:name="P21" style:family="paragraph" style:parent-style-name="Standard" style:list-style-name="WW8Num4">
      <style:text-properties fo:font-size="10pt" style:font-size-asian="10pt" style:font-size-complex="10pt"/>
    </style:style>
    <style:style style:name="P22" style:family="paragraph" style:parent-style-name="Standard" style:list-style-name="WW8Num4">
      <style:paragraph-properties style:snap-to-layout-grid="false"/>
      <style:text-properties fo:font-size="10pt" style:font-size-asian="10pt" style:font-size-complex="10pt"/>
    </style:style>
    <style:style style:name="P23" style:family="paragraph" style:parent-style-name="Standard" style:list-style-name="WW8Num5">
      <style:text-properties fo:font-size="10pt" style:font-size-asian="10pt" style:font-size-complex="10pt"/>
    </style:style>
    <style:style style:name="P24" style:family="paragraph" style:parent-style-name="Standard" style:list-style-name="WW8Num3">
      <style:text-properties fo:font-size="10pt" style:font-size-asian="10pt" style:font-size-complex="10pt"/>
    </style:style>
    <style:style style:name="P25" style:family="paragraph" style:parent-style-name="Standard" style:list-style-name="WW8Num1">
      <style:text-properties fo:font-size="10pt" style:font-size-asian="10pt" style:font-size-complex="10pt"/>
    </style:style>
    <style:style style:name="P26" style:family="paragraph" style:parent-style-name="Standard" style:list-style-name="WW8Num1">
      <style:text-properties fo:font-size="10pt" officeooo:rsid="001d6928" officeooo:paragraph-rsid="001d6928" style:font-size-asian="10pt" style:font-size-complex="10pt"/>
    </style:style>
    <style:style style:name="P27" style:family="paragraph" style:parent-style-name="Standard">
      <style:paragraph-properties style:snap-to-layout-grid="false"/>
      <style:text-properties fo:font-size="10pt" officeooo:rsid="001d6928" officeooo:paragraph-rsid="001d6928" style:font-size-asian="10pt" style:font-size-complex="10pt"/>
    </style:style>
    <style:style style:name="P28" style:family="paragraph" style:parent-style-name="Standard" style:list-style-name="WW8Num2">
      <style:text-properties fo:font-size="10pt" style:font-size-asian="10pt" style:font-size-complex="10pt"/>
    </style:style>
    <style:style style:name="P29" style:family="paragraph" style:parent-style-name="Standard" style:list-style-name="WW8Num2">
      <style:paragraph-properties style:snap-to-layout-grid="false"/>
      <style:text-properties fo:font-size="10pt" officeooo:rsid="001e10d5" officeooo:paragraph-rsid="00240566" style:font-size-asian="10pt" style:font-size-complex="10pt"/>
    </style:style>
    <style:style style:name="P30" style:family="paragraph" style:parent-style-name="Standard" style:list-style-name="WW8Num2">
      <style:paragraph-properties style:snap-to-layout-grid="false"/>
      <style:text-properties fo:font-size="10pt" officeooo:rsid="001e10d5" officeooo:paragraph-rsid="002df556" style:font-size-asian="10pt" style:font-size-complex="10pt"/>
    </style:style>
    <style:style style:name="P31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2" style:family="paragraph" style:parent-style-name="Standard">
      <style:paragraph-properties style:snap-to-layout-grid="false"/>
      <style:text-properties fo:font-size="10pt" officeooo:rsid="001a829d" officeooo:paragraph-rsid="001a829d" style:font-size-asian="10pt" style:font-size-complex="10pt"/>
    </style:style>
    <style:style style:name="P33" style:family="paragraph" style:parent-style-name="Standard" style:list-style-name="WW8Num5">
      <style:text-properties fo:font-size="10pt" officeooo:rsid="002c80d9" officeooo:paragraph-rsid="002c80d9" style:font-size-asian="10pt" style:font-size-complex="10pt"/>
    </style:style>
    <style:style style:name="P34" style:family="paragraph" style:parent-style-name="Standard" style:list-style-name="WW8Num5">
      <style:paragraph-properties style:snap-to-layout-grid="false"/>
      <style:text-properties fo:font-size="10pt" fo:font-weight="normal" officeooo:rsid="001a829d" officeooo:paragraph-rsid="001a829d" style:font-size-asian="10pt" style:font-weight-asian="normal" style:font-size-complex="10pt" style:font-weight-complex="normal"/>
    </style:style>
    <style:style style:name="P35" style:family="paragraph" style:parent-style-name="Standard" style:list-style-name="WW8Num3">
      <style:paragraph-properties style:snap-to-layout-grid="false"/>
      <style:text-properties fo:font-size="10pt" fo:font-weight="normal" officeooo:rsid="001d6928" officeooo:paragraph-rsid="001d6928" style:font-size-asian="10pt" style:font-weight-asian="normal" style:font-size-complex="10pt" style:font-weight-complex="normal"/>
    </style:style>
    <style:style style:name="P36" style:family="paragraph" style:parent-style-name="Standard" style:list-style-name="WW8Num2">
      <style:paragraph-properties style:snap-to-layout-grid="false"/>
      <style:text-properties fo:font-size="10pt" fo:font-weight="normal" officeooo:rsid="001d6928" officeooo:paragraph-rsid="00240566" style:font-size-asian="10pt" style:font-weight-asian="normal" style:font-size-complex="10pt" style:font-weight-complex="normal"/>
    </style:style>
    <style:style style:name="P37" style:family="paragraph" style:parent-style-name="Standard" style:list-style-name="WW8Num2">
      <style:paragraph-properties style:snap-to-layout-grid="false"/>
      <style:text-properties fo:font-size="10pt" fo:font-weight="normal" officeooo:rsid="001ec96b" officeooo:paragraph-rsid="00240566" style:font-size-asian="10pt" style:font-weight-asian="normal" style:font-size-complex="10pt" style:font-weight-complex="normal"/>
    </style:style>
    <style:style style:name="P38" style:family="paragraph" style:parent-style-name="Standard" style:list-style-name="WW8Num2">
      <style:paragraph-properties style:snap-to-layout-grid="false"/>
      <style:text-properties fo:font-size="10pt" fo:font-weight="normal" officeooo:rsid="00240566" officeooo:paragraph-rsid="00240566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bold" style:font-size-asian="10pt" style:font-weight-asian="bold" style:font-size-complex="10pt"/>
    </style:style>
    <style:style style:name="P40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41" style:family="paragraph" style:parent-style-name="Standard">
      <style:paragraph-properties style:snap-to-layout-grid="false"/>
      <style:text-properties fo:font-size="10pt" fo:font-weight="bold" officeooo:rsid="001d6928" officeooo:paragraph-rsid="001d6928" style:font-size-asian="10pt" style:font-weight-asian="bold" style:font-size-complex="10pt"/>
    </style:style>
    <style:style style:name="P42" style:family="paragraph" style:parent-style-name="Standard">
      <style:text-properties fo:font-size="10pt" fo:font-weight="bold" officeooo:rsid="001d6928" officeooo:paragraph-rsid="001d6928" style:font-size-asian="10pt" style:font-weight-asian="bold" style:font-size-complex="10pt"/>
    </style:style>
    <style:style style:name="P43" style:family="paragraph" style:parent-style-name="Standard">
      <style:paragraph-properties style:snap-to-layout-grid="false"/>
      <style:text-properties fo:font-size="10pt" fo:font-weight="bold" officeooo:rsid="001a829d" officeooo:paragraph-rsid="001a829d" style:font-size-asian="10pt" style:font-weight-asian="bold" style:font-size-complex="10pt" style:font-weight-complex="bold"/>
    </style:style>
    <style:style style:name="P44" style:family="paragraph" style:parent-style-name="Standard">
      <style:paragraph-properties style:snap-to-layout-grid="false"/>
      <style:text-properties officeooo:paragraph-rsid="0020aad0"/>
    </style:style>
    <style:style style:name="P45" style:family="paragraph" style:parent-style-name="Standard">
      <style:paragraph-properties style:snap-to-layout-grid="false">
        <style:tab-stops>
          <style:tab-stop style:position="0.4953in"/>
        </style:tab-stops>
      </style:paragraph-properties>
      <style:text-properties officeooo:paragraph-rsid="0020aad0"/>
    </style:style>
    <style:style style:name="P46" style:family="paragraph" style:parent-style-name="Standard">
      <style:paragraph-properties fo:text-align="center" style:justify-single-word="false"/>
      <style:text-properties officeooo:paragraph-rsid="001a829d"/>
    </style:style>
    <style:style style:name="P47" style:family="paragraph" style:parent-style-name="Standard" style:list-style-name="WW8Num2">
      <style:paragraph-properties style:snap-to-layout-grid="false"/>
      <style:text-properties style:use-window-font-color="true" style:font-name="Times New Roman" fo:font-size="10pt" fo:language="en" fo:country="US" officeooo:rsid="001e10d5" officeooo:paragraph-rsid="00240566" style:font-name-asian="SimSun" style:font-size-asian="10pt" style:language-asian="zh" style:country-asian="CN" style:font-name-complex="Times New Roman" style:font-size-complex="10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a829d" style:font-size-asian="10pt" style:font-size-complex="10pt"/>
    </style:style>
    <style:style style:name="T4" style:family="text">
      <style:text-properties fo:font-size="10pt" officeooo:rsid="0020aad0" style:font-size-asian="10pt" style:font-size-complex="10pt"/>
    </style:style>
    <style:style style:name="T5" style:family="text">
      <style:text-properties fo:font-size="10pt" officeooo:rsid="0029886e" style:font-size-asian="10pt" style:font-size-complex="10pt"/>
    </style:style>
    <style:style style:name="T6" style:family="text">
      <style:text-properties fo:font-size="10pt" officeooo:rsid="002c80d9" style:font-size-asian="10pt" style:font-size-complex="10pt"/>
    </style:style>
    <style:style style:name="T7" style:family="text">
      <style:text-properties fo:font-size="10pt" officeooo:rsid="002de9bc" style:font-size-asian="10pt" style:font-size-complex="10pt"/>
    </style:style>
    <style:style style:name="T8" style:family="text">
      <style:text-properties fo:font-size="10pt" officeooo:rsid="001d6928" style:font-size-asian="10pt" style:font-size-complex="10pt"/>
    </style:style>
    <style:style style:name="T9" style:family="text">
      <style:text-properties fo:font-size="10pt" officeooo:rsid="001e10d5" style:font-size-asian="10pt" style:font-size-complex="10pt"/>
    </style:style>
    <style:style style:name="T10" style:family="text">
      <style:text-properties officeooo:rsid="001a829d"/>
    </style:style>
    <style:style style:name="T11" style:family="text">
      <style:text-properties officeooo:rsid="001c1b0b"/>
    </style:style>
    <style:style style:name="T12" style:family="text">
      <style:text-properties officeooo:rsid="001e10d5"/>
    </style:style>
    <style:style style:name="T13" style:family="text">
      <style:text-properties officeooo:rsid="001ec96b"/>
    </style:style>
    <style:style style:name="T14" style:family="text">
      <style:text-properties officeooo:rsid="00232d17"/>
    </style:style>
    <style:style style:name="T15" style:family="text">
      <style:text-properties officeooo:rsid="00240566"/>
    </style:style>
    <style:style style:name="T16" style:family="text">
      <style:text-properties officeooo:rsid="0024cc9d"/>
    </style:style>
    <style:style style:name="T17" style:family="text">
      <style:text-properties officeooo:rsid="00266119"/>
    </style:style>
    <style:style style:name="T18" style:family="text">
      <style:text-properties officeooo:rsid="002de9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Mark Khusid</text:p>
            <text:p text:style-name="P4">566 Highland Avenue</text:p>
            <text:p text:style-name="P4">Buffalo, NY 14223</text:p>
            <text:p text:style-name="P4"><text:span text:style-name="T16">Cellphone </text:span>(716)<text:span text:style-name="T10">392</text:span>-<text:span text:style-name="T10">9908</text:span></text:p>
            <text:p text:style-name="P1"><text:a xlink:type="simple" xlink:href="mailto:markkhusid@protonmail.com" text:style-name="Internet_20_link" text:visited-style-name="Visited_20_Internet_20_Link"><text:span text:style-name="Internet_20_link"><text:span text:style-name="T2">markkhusid@</text:span></text:span></text:a><text:a xlink:type="simple" xlink:href="mailto:markkhusid@protonmail.com" text:style-name="Internet_20_link" text:visited-style-name="Visited_20_Internet_20_Link"><text:span text:style-name="Internet_20_link"><text:span text:style-name="T3">protonmail</text:span></text:span></text:a><text:a xlink:type="simple" xlink:href="mailto:markkhusid@protonmail.com" text:style-name="Internet_20_link" text:visited-style-name="Visited_20_Internet_20_Link"><text:span text:style-name="Internet_20_link"><text:span text:style-name="T2">.com</text:span></text:span></text:a></text:p>
            <text:p text:style-name="P46"><text:a xlink:type="simple" xlink:href="http://www.mkdynamics.net/" text:style-name="Internet_20_link" text:visited-style-name="Visited_20_Internet_20_Link"><text:span text:style-name="Internet_20_link"><text:span text:style-name="T3">www.mkdynamics.net</text:span></text:span></text:a></text:p>
            <text:p text:style-name="P46"><text:a xlink:type="simple" xlink:href="http://markkhusid.ddns.net/" text:style-name="Internet_20_link" text:visited-style-name="Visited_20_Internet_20_Link"><text:span text:style-name="Internet_20_link"><text:span text:style-name="T5">markkhusid.ddns.net</text:span></text:span></text:a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18"><text:span text:style-name="Internet_20_link"><text:span text:style-name="T2"/></text:span></text:p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3">
          <table:table-cell table:style-name="Table1.A1" office:value-type="string">
            <text:p text:style-name="P9">Objective</text:p>
          </table:table-cell>
          <table:table-cell table:style-name="Table1.A1" table:number-columns-spanned="3" office:value-type="string">
            <text:p text:style-name="P9">A challenging position in <text:span text:style-name="T10">computer and information systems security.</text:span>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2" office:value-type="string">
            <text:p text:style-name="P9"/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5">
          <table:table-cell table:style-name="Table1.A1" office:value-type="string">
            <text:p text:style-name="P14">Online</text:p>
            <text:p text:style-name="P9">Education</text:p>
            <text:p text:style-name="P17"><text:span text:style-name="T10">12/2013 – </text:span>Present</text:p>
          </table:table-cell>
          <table:table-cell table:style-name="Table1.A1" table:number-columns-spanned="3" office:value-type="string">
            <text:p text:style-name="P19"><text:a xlink:type="simple" xlink:href="https://www.pentesteracademy.com/" office:name="Pentester Academy" text:style-name="Internet_20_link" text:visited-style-name="Visited_20_Internet_20_Link"><text:span text:style-name="T4">Pentester Academy</text:span></text:a></text:p>
            <text:p text:style-name="P45"><text:span text:style-name="T4"><text:tab/></text:span><text:span text:style-name="T6">Python for Pentesters</text:span></text:p>
            <text:p text:style-name="P45"><text:span text:style-name="T6"><text:tab/>x86 Assembly Language and Shellcoding on Linux</text:span></text:p>
            <text:p text:style-name="P45"><text:span text:style-name="T6"><text:tab/><text:tab/>x86_64 Assembly Language and Shellcoding on Linux</text:span></text:p>
            <text:p text:style-name="P19"><text:a xlink:type="simple" xlink:href="https://www.youtube.com/playlist?list=PLyqno_bgl3e-zLBZGdi_zsPQYPQUlZYe4" text:style-name="Internet_20_link" text:visited-style-name="Visited_20_Internet_20_Link"><text:span text:style-name="T4">SecurityTube Assembly Language Megaprimer for Linux</text:span></text:a></text:p>
            <text:p text:style-name="P19"><text:a xlink:type="simple" xlink:href="https://www.youtube.com/playlist?list=PLyL-SSi7_d7H2-oMy6MV8C5m3hYlL42Zx" text:style-name="Internet_20_link" text:visited-style-name="Visited_20_Internet_20_Link"><text:span text:style-name="T4">SecurityTube Buffer Overflows Megaprimer for Linux</text:span></text:a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5"/>
          </table:table-cell>
          <table:table-cell table:style-name="Table1.A1" table:number-columns-spanned="3" office:value-type="string">
            <text:p text:style-name="P15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5">Literary</text:p>
            <text:p text:style-name="P15">Eductation</text:p>
            <text:p text:style-name="P17"><text:span text:style-name="T10">12/2013 – </text:span>Present</text:p>
          </table:table-cell>
          <table:table-cell table:style-name="Table1.A1" table:number-columns-spanned="3" office:value-type="string">
            <text:p text:style-name="P15">Gray Hat Hacking The Ethical Hacker's Handbook, Fourth Edition</text:p>
            <text:p text:style-name="P16">Authors: Daniel Regalado, Shon Harris, Allen Harper, Chris Eagle, Jonathan Ness, Branko Spasojevic, Ryan Linn, Stephen Sims</text:p>
            <text:p text:style-name="P16"/>
            <text:p text:style-name="P13">The Hacker Playbook 3: Practical Guide To Penetration Testing, Red Team Edition</text:p>
            <text:p text:style-name="P16">Author: <text:s/>Peter Kim, May 2, 2018</text:p>
            <text:p text:style-name="P16"/>
            <text:p text:style-name="P13">Penetration Testing: A Hands-On Introduction to Hacking, 1st Edition</text:p>
            <text:p text:style-name="P16"><text:span text:style-name="T14">Author: </text:span>Georgia Weidman, <text:span text:style-name="T14">2014</text:span></text:p>
            <text:p text:style-name="P16"/>
            <text:p text:style-name="P13">Black Hat Python: Python Programming for Hackers and Pentesters</text:p>
            <text:p text:style-name="P16"><text:span text:style-name="T15">Author: </text:span>Justin Seitz, December 2014</text:p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14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7">
          <table:table-cell table:style-name="Table1.A1" office:value-type="string">
            <text:p text:style-name="P14">University</text:p>
            <text:p text:style-name="P10">Education</text:p>
            <text:p text:style-name="P17">1995<text:span text:style-name="T10"> – </text:span>2000</text:p>
            <text:p text:style-name="P14"/>
          </table:table-cell>
          <table:table-cell table:style-name="Table1.A1" table:number-columns-spanned="3" office:value-type="string">
            <text:p text:style-name="P9">Polytechnic University, Brooklyn, N.Y.</text:p>
            <text:p text:style-name="P3">Bachelor of Science in Electrical and Computer Engineering</text:p>
            <text:p text:style-name="P3">Graduation Date: Spring 2000</text:p>
            <text:p text:style-name="P3">GPA: 3.50 / 4.00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table:number-columns-spanned="2" office:value-type="string">
            <text:p text:style-name="P5"/>
          </table:table-cell>
          <table:covered-table-cell/>
        </table:table-row>
        <table:table-row table:style-name="Table1.11">
          <table:table-cell table:style-name="Table1.A1" office:value-type="string">
            <text:p text:style-name="P9">Course Work</text:p>
            <text:p text:style-name="P14">Polytechnic University</text:p>
            <text:p text:style-name="P17">1995<text:span text:style-name="T10"> – </text:span>2000</text:p>
          </table:table-cell>
          <table:table-cell table:style-name="Table1.A1" table:number-columns-spanned="2" office:value-type="string">
            <text:p text:style-name="P5">Electronics I and II</text:p>
            <text:p text:style-name="P3">C, C++, Assembly and Pascal languages</text:p>
            <text:p text:style-name="P3">TCP/IP Analysis and Programming </text:p>
            <text:p text:style-name="P3">Electric Circuit Design and Testing</text:p>
          </table:table-cell>
          <table:covered-table-cell/>
          <table:table-cell table:style-name="Table1.A1" office:value-type="string">
            <text:p text:style-name="P5">Wireless, Ethernet and ATM Networks</text:p>
            <text:p text:style-name="P3">Communications Engineering</text:p>
            <text:p text:style-name="P3">Data Acquisition</text:p>
            <text:p text:style-name="P3">VHDL Computer Design</text:p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9">Honors &amp; Awards</text:p>
          </table:table-cell>
          <table:table-cell table:style-name="Table1.A1" table:number-columns-spanned="2" office:value-type="string">
            <text:list xml:id="list1168190957" text:style-name="WW8Num4">
              <text:list-item>
                <text:p text:style-name="P22">Dean’s List, Fall 1996 – June 2000</text:p>
              </text:list-item>
              <text:list-item>
                <text:p text:style-name="P21">William L. Everitt Student Award of Excellence</text:p>
              </text:list-item>
              <text:list-item>
                <text:p text:style-name="P21">IEEE Student Branch Award</text:p>
              </text:list-item>
            </text:list>
          </table:table-cell>
          <table:covered-table-cell/>
          <table:table-cell table:style-name="Table1.A1" office:value-type="string">
            <text:list xml:id="list221743469090368" text:continue-numbering="true" text:style-name="WW8Num4">
              <text:list-item>
                <text:p text:style-name="P22">Best Project Award – 1999 Summer Junior Research Internship Program</text:p>
              </text:list-item>
              <text:list-item>
                <text:p text:style-name="P21">Professor Myron M. Rosenthal Scholarship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9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9">Employment</text:p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16">
          <table:table-cell table:style-name="Table1.A1" office:value-type="string">
            <text:p text:style-name="P5">7/200<text:span text:style-name="T10">7</text:span> – <text:span text:style-name="T10">12/2013</text:span></text:p>
          </table:table-cell>
          <table:table-cell table:style-name="Table1.A1" table:number-columns-spanned="3" office:value-type="string">
            <text:p text:style-name="P9">Moog, Inc., <text:span text:style-name="T10">East Aurora, N.Y.</text:span></text:p>
            <text:p text:style-name="P8">Electrical Design Engineer</text:p>
            <text:list xml:id="list2614361659" text:style-name="WW8Num5">
              <text:list-item>
                <text:p text:style-name="P23">Designed analog and power circuit card assemblies for mission-critical Electronic Control Units <text:span text:style-name="T10">for the Taurus II, Delta IV and Centaur Launch Vehicles</text:span></text:p>
              </text:list-item>
              <text:list-item>
                <text:p text:style-name="P33">Designed, tested and implemented all-opamp Inductive Simulator for simulating servovalve dynamic response</text:p>
              </text:list-item>
              <text:list-item>
                <text:p text:style-name="P33">Designed test fixtures for 787 Aircraft program</text:p>
              </text:list-item>
              <text:list-item>
                <text:p text:style-name="P23">Analyzed complex circuits using pSpice, Mathcad and Matlab analysis software</text:p>
              </text:list-item>
              <text:list-item>
                <text:p text:style-name="P23">Prepared and presented designs to customers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7">1/2007 – 7/2007</text:p>
          </table:table-cell>
          <table:table-cell table:style-name="Table1.A1" table:number-columns-spanned="3" office:value-type="string">
            <text:p text:style-name="P11">Moog, Inc., East Aurora, N.Y.</text:p>
            <text:p text:style-name="P11">Engineering Technician</text:p>
            <text:list xml:id="list221743214562128" text:continue-numbering="true" text:style-name="WW8Num5">
              <text:list-item>
                <text:p text:style-name="P34">Constructed test fixtures to test flight critical electronic circuit boards</text:p>
              </text:list-item>
              <text:list-item>
                <text:p text:style-name="P34">Coordinated with engineering to optimize test fixture construction and test procedures</text:p>
              </text:list-item>
              <text:list-item>
                <text:p text:style-name="P34">Performed development and production testing of flight critical electronic circuit boards</text:p>
              </text:list-item>
            </text:list>
          </table:table-cell>
          <table:covered-table-cell/>
          <table:covered-table-cell/>
        </table:table-row>
        <table:table-row table:style-name="Table1.19">
          <table:table-cell table:style-name="Table1.A1" office:value-type="string">
            <text:p text:style-name="P7"/>
          </table:table-cell>
          <table:table-cell table:style-name="Table1.A1" table:number-columns-spanned="3" office:value-type="string">
            <text:p text:style-name="P11"/>
          </table:table-cell>
          <table:covered-table-cell/>
          <table:covered-table-cell/>
        </table:table-row>
        <text:soft-page-break/>
        <table:table-row table:style-name="Table1.20">
          <table:table-cell table:style-name="Table1.A1" office:value-type="string">
            <text:p text:style-name="P7">2/2006 – 9/2006</text:p>
          </table:table-cell>
          <table:table-cell table:style-name="Table1.A1" table:number-columns-spanned="3" office:value-type="string">
            <text:p text:style-name="P11">Keller Technology Corporation, Inc., Tonawanda, N.Y.</text:p>
            <text:p text:style-name="P11">Electrical Controls Engineer</text:p>
            <text:list xml:id="list221744718425492" text:continue-numbering="true" text:style-name="WW8Num5">
              <text:list-item>
                <text:p text:style-name="P34">Designed electrical control systems for novel and complete manufacturing machinery</text:p>
              </text:list-item>
              <text:list-item>
                <text:p text:style-name="P34">Prepared drawing package of electrical schematics in AutoCAD Electrical 2006</text:p>
              </text:list-item>
              <text:list-item>
                <text:p text:style-name="P34">Researched and documented cost <text:span text:style-name="T11">estimates to design and fabricate electrical control systems in response to user requirement specifications</text:span></text:p>
              </text:list-item>
            </text:list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22">
          <table:table-cell table:style-name="Table1.A1" office:value-type="string">
            <text:p text:style-name="P27">3/2003-2/2006</text:p>
          </table:table-cell>
          <table:table-cell table:style-name="Table1.A1" table:number-columns-spanned="3" office:value-type="string">
            <text:p text:style-name="P41">MK Buffalo Unlimited, LLC, Buffalo, N.Y.</text:p>
            <text:p text:style-name="P42">Real Estate Investor</text:p>
            <text:list xml:id="list531129216" text:style-name="WW8Num3">
              <text:list-item>
                <text:p text:style-name="P35">Acquired, rehabilitated and tenanted investment properties in the Buffalo, N.Y. area</text:p>
              </text:list-item>
              <text:list-item>
                <text:p text:style-name="P35">Communicated with accountants, attorneys, brokers and other business consultants and acquired knowledge of their respective fields</text:p>
              </text:list-item>
              <text:list-item>
                <text:p text:style-name="P35">Managed costs and rental income to insure business profitability</text:p>
              </text:list-item>
              <text:list-item>
                <text:p text:style-name="P35">Acquired knowledge and skill in financial statements and business computer software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5">9/2000 – 3/2003</text:p>
          </table:table-cell>
          <table:table-cell table:style-name="Table1.A1" table:number-columns-spanned="3" office:value-type="string">
            <text:p text:style-name="P9">Space Technology Branch, US Army CECOM, Fort Monmouth, N.J.</text:p>
            <text:p text:style-name="P8">Computer Engineer</text:p>
            <text:list xml:id="list221743966667559" text:continue-numbering="true" text:style-name="WW8Num3">
              <text:list-item>
                <text:p text:style-name="P24">Designed, assembled, configured and installed mission-critical computer systems in fixed, Army vehicular and airborne assets </text:p>
              </text:list-item>
              <text:list-item>
                <text:p text:style-name="P24">Performed extensive design, construction and field testing of Army tactical Wireless RF and Optical communications systems</text:p>
              </text:list-item>
              <text:list-item>
                <text:p text:style-name="P24">Soldered and assembled prototype Army electronic, optical and RF circuits and systems</text:p>
              </text:list-item>
              <text:list-item>
                <text:p text:style-name="P24">Configured routers, switches and transceiver communications components</text:p>
              </text:list-item>
              <text:list-item>
                <text:p text:style-name="P24">Spliced and connectorized Army and commercial optical fiber cables and network cables</text:p>
              </text:list-item>
            </text:list>
          </table:table-cell>
          <table:covered-table-cell/>
          <table:covered-table-cell/>
        </table:table-row>
        <table:table-row table:style-name="Table1.25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5">1/1999 – 6/2000</text:p>
          </table:table-cell>
          <table:table-cell table:style-name="Table1.A1" table:number-columns-spanned="3" office:value-type="string">
            <text:p text:style-name="P9">MP3L Laboratory, Polytechnic University, Brooklyn, N.Y.</text:p>
            <text:p text:style-name="P8">Research Assistant</text:p>
            <text:list xml:id="list3010400375" text:style-name="WW8Num1">
              <text:list-item>
                <text:p text:style-name="P25">Soldered and assembled experimental apparatus to study optical microresonators</text:p>
              </text:list-item>
              <text:list-item>
                <text:p text:style-name="P26">Worked with laser diodes, optical fibers and interferometers</text:p>
              </text:list-item>
              <text:list-item>
                <text:p text:style-name="P25">Machined an optical fiber – microsphere coupler to study telecommunications applications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28">
          <table:table-cell table:style-name="Table1.A1" office:value-type="string">
            <text:p text:style-name="P6">5/1997 – 8/1997</text:p>
          </table:table-cell>
          <table:table-cell table:style-name="Table1.A1" table:number-columns-spanned="3" office:value-type="string">
            <text:p text:style-name="P9">Markperi International Enterprises Inc., Islandia, N.Y.</text:p>
            <text:p text:style-name="P8">CAD / Computer Consultant</text:p>
            <text:list xml:id="list1758736395" text:style-name="WW8Num2">
              <text:list-item>
                <text:p text:style-name="P28">Drafted electrical schematics and machine parts utilizing AutoCAD</text:p>
              </text:list-item>
              <text:list-item>
                <text:p text:style-name="P28">Coordinated with technicians to improve existing drawings</text:p>
              </text:list-item>
              <text:list-item>
                <text:p text:style-name="P28">Installed and maintained network over company computer systems</text:p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30">
          <table:table-cell table:style-name="Table1.A1" office:value-type="string">
            <text:p text:style-name="P9">Publications</text:p>
          </table:table-cell>
          <table:table-cell table:style-name="Table1.A1" table:number-columns-spanned="3" office:value-type="string">
            <text:p text:style-name="P5">N. J. Vallestero, <text:span text:style-name="T1">M. Khusid</text:span>, N. S. Prasad, LTC J. Carrano, G. Duchak, J. Ricklin, M. Vorontsov, “Free-Space Optical Communications Systems (FOCUS): An Army Overview,” SPIE Photonics West Conference, Free – Space Laser Communication and Imaging II, Seattle, 9-11 January 2002</text:p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32">
          <table:table-cell table:style-name="Table1.A1" office:value-type="string">
            <text:p text:style-name="P9">Special Skills</text:p>
          </table:table-cell>
          <table:table-cell table:style-name="Table1.A1" table:number-columns-spanned="3" office:value-type="string">
            <text:list xml:id="list221743664529841" text:continue-numbering="true" text:style-name="WW8Num2">
              <text:list-item>
                <text:p text:style-name="P29">Learning cybersecurity tradecraft, vulnerability analysis, exploit development, writing shellcode for x86-64, x86 and ARM processors.</text:p>
              </text:list-item>
              <text:list-item>
                <text:p text:style-name="P47">Proficient in basic web page design, web server operations, Amazon Web Services server administration, Docker Container deployment, and OpenVPN server administration.</text:p>
              </text:list-item>
              <text:list-item>
                <text:p text:style-name="P30"><text:span text:style-name="T18">Webmaster for </text:span><text:a xlink:type="simple" xlink:href="http://www.mkdynamics.net/" text:style-name="Internet_20_link" text:visited-style-name="Visited_20_Internet_20_Link"><text:span text:style-name="T18">www.mkdynamics.net</text:span></text:a><text:span text:style-name="T18"> and </text:span><text:a xlink:type="simple" xlink:href="https://www.k2pca.org/" office:name="www.k2pca.org" text:style-name="Internet_20_link" text:visited-style-name="Visited_20_Internet_20_Link"><text:span text:style-name="T18">www.k2pca.org</text:span></text:a></text:p>
              </text:list-item>
              <text:list-item>
                <text:p text:style-name="P29">Proficient in <text:span text:style-name="T13">Red Hat </text:span>Fedora <text:span text:style-name="T13">and Debian based </text:span>Linux <text:span text:style-name="T13">such as Fedora Core, Kali, Parrot OS, and Ubuntu, Whonix and TAILS.</text:span></text:p>
              </text:list-item>
              <text:list-item>
                <text:p text:style-name="P29">Proficient in lathe and milling machine operations, electric circuit design, soldering and construction, computer assembly and troubleshooting, automotive maintenance and repair.</text:p>
              </text:list-item>
            </text:list>
          </table:table-cell>
          <table:covered-table-cell/>
          <table:covered-table-cell/>
        </table:table-row>
        <table:table-row table:style-name="Table1.33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34">
          <table:table-cell table:style-name="Table1.A1" office:value-type="string">
            <text:p text:style-name="P12">Hobbies</text:p>
          </table:table-cell>
          <table:table-cell table:style-name="Table1.A1" table:number-columns-spanned="3" office:value-type="string">
            <text:list xml:id="list221743218285882" text:continue-numbering="true" text:style-name="WW8Num2">
              <text:list-item>
                <text:p text:style-name="P37">Practicing penetration testing and Capture The Flag competitions on HackTheBox.eu</text:p>
              </text:list-item>
              <text:list-item>
                <text:p text:style-name="P36">Licensed Amateur Radio Operator with Extra Class license. <text:s/>Licensed Volunteer Examiner by ARRL, Volunter Exam Coordinator.</text:p>
              </text:list-item>
              <text:list-item>
                <text:p text:style-name="P38">Data communications using the AX25 over TCP/IP protocol on VHF Ham radios.</text:p>
              </text:list-item>
              <text:list-item>
                <text:p text:style-name="P38">Raspberry Pi projects.</text:p>
              </text:list-item>
              <text:list-item>
                <text:p text:style-name="P36">Practitioner of Tae Kwon Do, Shaolin Kungfu, <text:span text:style-name="T15">swimming and weight lifting.</text:span></text:p>
              </text:list-item>
              <text:list-item>
                <text:p text:style-name="P38">Camping, <text:span text:style-name="T16">primitive survival and self-sufficiency <text:s/></text:span></text:p>
              </text:list-item>
            </text:list>
          </table:table-cell>
          <table:covered-table-cell/>
          <table:covered-table-cell/>
        </table:table-row>
        <table:table-row table:style-name="Table1.34"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9"/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9">References</text:p>
          </table:table-cell>
          <table:table-cell table:style-name="Table1.A1" table:number-columns-spanned="3" office:value-type="string">
            <text:p text:style-name="P5">Available upon reque<text:span text:style-name="T17">st</text:span></text:p>
          </table:table-cell>
          <table:covered-table-cell/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6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6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6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6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6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6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6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6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4402in" fo:margin-left="1.25in" fo:margin-right="1.25in" style:shadow="none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 Khusid</dc:title>
    <meta:initial-creator> </meta:initial-creator>
    <meta:creation-date>2006-01-24T13:02:00</meta:creation-date>
    <dc:date>2018-11-04T22:08:15.514549854</dc:date>
    <meta:print-date>2005-09-23T22:33:00</meta:print-date>
    <meta:editing-cycles>11</meta:editing-cycles>
    <meta:editing-duration>PT38M38S</meta:editing-duration>
    <meta:generator>LibreOffice/5.4.7.2$Linux_X86_64 LibreOffice_project/40$Build-2</meta:generator>
    <meta:document-statistic meta:table-count="1" meta:image-count="0" meta:object-count="0" meta:page-count="2" meta:paragraph-count="118" meta:word-count="820" meta:character-count="5930" meta:non-whitespace-character-count="5246"/>
  </office:meta>
</office:document-meta>
</file>